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8" style:family="paragraph" style:parent-style-name="Table_20_Contents">
      <style:paragraph-properties fo:text-align="center" style:justify-single-word="false"/>
      <style:text-properties fo:language="ru" fo:country="RU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4</text:span><text:span text:style-name="T1">5</text:span></text:p>
      <text:p text:style-name="P3"/>
      <text:p text:style-name="P8"/>
      <text:p text:style-name="P10">1. Системные требования</text:p>
      <text:p text:style-name="P9"/>
      <text:p text:style-name="P6"><text:span text:style-name="T4">Только</text:span> <text:bookmark-start text:name="Системные требования"/><text:bookmark-start text:name="1 Системные требования"/>P<text:bookmark-end text:name="Системные требования"/><text:bookmark-end text:name="1 Системные требования"/>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11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4">2. 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22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2"/>
      <text:p text:style-name="P4">-----------------------------------------------------------------------------------------------------------------------------</text:p>
      <text:p text:style-name="P20"/>
      <text:p text:style-name="P21">3. Клавиши управления.</text:p>
      <text:p text:style-name="P21"/>
      <text:p text:style-name="P12"><text:span text:style-name="T6">3.1 Кнопки клавиатуры+</text:span><text:span text:style-name="T1">RESET.</text:span></text:p>
      <text:p text:style-name="P18"/>
      <text:p text:style-name="P13">Любая буквенная клавиша (кроме ниже описанных<text:span text:style-name="T1">)</text:span>-выводит на экран краткую помощь.</text:p>
      <text:p text:style-name="P17"><text:span text:style-name="T7">CS</text:span>-<text:span text:style-name="T4">перезапуск страницы </text:span>ROM<text:span text:style-name="T4"> </text:span>Basic 128.</text:p>
      <text:p text:style-name="P17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7"><text:span text:style-name="T7">D</text:span>-<text:span text:style-name="T4">запуск </text:span>DEMO “GRASS” by PSB^Hallowen.</text:p>
      <text:p text:style-name="P17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9">H<text:span text:style-name="T8">-</text:span><text:span text:style-name="T5">вывод на экран странички помощи.</text:span></text:p>
      <text:p text:style-name="P17"><text:span text:style-name="T7">S</text:span>-CMOS Setup.</text:p>
      <text:p text:style-name="P17"><text:span text:style-name="T7">0</text:span>-<text:span text:style-name="T4">возврат в </text:span>EVO Reset Service <text:span text:style-name="T4">из дополнительных прошивок.</text:span></text:p>
      <text:p text:style-name="P13">Любые 2 и более нажатых клавиш запускают проверку нажатых клавиш.</text:p>
      <text:p text:style-name="P13"/>
      <text:p text:style-name="P15">3.2 Управление в основном меню.</text:p>
      <text:p text:style-name="P14"/>
      <text:p text:style-name="P17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3"/>
      <text:p text:style-name="P15"><text:soft-page-break/>3.3 Горячие клавиши главного меню</text:p>
      <text:p text:style-name="P17"><text:span text:style-name="T7">1...4</text:span>-<text:span text:style-name="T4">выбор дисковода;</text:span></text:p>
      <text:p text:style-name="P17"><text:span text:style-name="T7">V</text:span>-<text:span text:style-name="T4">перебирает по кругу все реальные дисководы;</text:span></text:p>
      <text:p text:style-name="P19">Y-<text:span text:style-name="T5">перебирает по кругу все виртуальные дисководы;</text:span></text:p>
      <text:p text:style-name="P17"><text:span text:style-name="T7">W</text:span><text:span text:style-name="T4">-перебирает режимы </text:span>TURBO 3,5, 7, 14 <text:span text:style-name="T4">МГц;</text:span></text:p>
      <text:p text:style-name="P19">L<text:span text:style-name="T4">-</text:span><text:span text:style-name="T5">переключение загрузки с магнитофонного входа или эмуляция загрузки;</text:span></text:p>
      <text:p text:style-name="P19">G<text:span text:style-name="T8">-</text:span><text:span text:style-name="T5">выбор куда будет производиться переход по нажатию </text:span><text:span text:style-name="T8">RESET;</text:span></text:p>
      <text:p text:style-name="P19">E<text:span text:style-name="T8">-</text:span><text:span text:style-name="T5">разрешение перезагрузки шрифта для текстмода из ПЗУ;</text:span></text:p>
      <text:p text:style-name="P19">J<text:span text:style-name="T8">-</text:span><text:span text:style-name="T5">выбор типа шрифта из ПЗУ;</text:span></text:p>
      <text:p text:style-name="P19">K<text:span text:style-name="T8">-</text:span><text:span text:style-name="T5">выбор драйвера для печати из Бейсика;</text:span></text:p>
      <text:p text:style-name="P17"><text:span text:style-name="T7">M</text:span><text:span text:style-name="T4">-триггерное переключение режимов памяти </text:span>ALL/128/48;</text:p>
      <text:p text:style-name="P17"><text:span text:style-name="T7">Z</text:span>-<text:span text:style-name="T4">вызов загрузчика с </text:span>TR-DOS <text:span text:style-name="T4">дискеты;</text:span></text:p>
      <text:p text:style-name="P17"><text:span text:style-name="T7">F</text:span><text:span text:style-name="T4">-вызов загрузчика с </text:span>FAT <text:span text:style-name="T4">устройства;</text:span></text:p>
      <text:p text:style-name="P17"><text:span text:style-name="T7">T</text:span><text:span text:style-name="T4">-вызов загрузки с ленты (имитация команды </text:span>LOAD “”)<text:span text:style-name="T4">;</text:span></text:p>
      <text:p text:style-name="P17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7"><text:span text:style-name="T7">D</text:span><text:span text:style-name="T4">-вызов загрузчика с </text:span>HDD;</text:p>
      <text:p text:style-name="P17"><text:span text:style-name="T7">S</text:span><text:span text:style-name="T4">-сброс в </text:span>TR-DOS<text:span text:style-name="T4">;</text:span></text:p>
      <text:p text:style-name="P17"><text:span text:style-name="T7">I</text:span><text:span text:style-name="T4">-сброс в </text:span>Basic <text:span text:style-name="T4">48;</text:span></text:p>
      <text:p text:style-name="P17"><text:span text:style-name="T7">U</text:span><text:span text:style-name="T4">-сброс в </text:span>Basic <text:span text:style-name="T4">128;</text:span></text:p>
      <text:p text:style-name="P17"><text:span text:style-name="T7">R</text:span><text:span text:style-name="T4">-переход в меню </text:span>Service;</text:p>
      <text:p text:style-name="P13"><text:span text:style-name="T7">V</text:span><text:span text:style-name="T2">-</text:span>перебирает все реальные дисководы по кругу;</text:p>
      <text:p text:style-name="P17"><text:span text:style-name="T7">H</text:span>-<text:span text:style-name="T4">вызов страницы помощи;</text:span></text:p>
      <text:p text:style-name="P13">цифровые клавиши <text:span text:style-name="T7">1-4</text:span> выбирают соответствующий дисковод <text:span text:style-name="T1">A-D;</text:span></text:p>
      <text:p text:style-name="P13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3"><text:span text:style-name="T7">9</text:span>-включение/выключение отображения времени, даты.</text:p>
      <text:p text:style-name="P13"/>
      <text:p text:style-name="P15">3.4 Горячии клавиши меню <text:span text:style-name="T1">«Service»</text:span></text:p>
      <text:p text:style-name="P19"/>
      <text:p text:style-name="P13"><text:span text:style-name="T2">R</text:span>-сброс <text:span text:style-name="T1">NeoGS </text:span>записью числа 128 в порт 51.</text:p>
      <text:p text:style-name="P13"><text:span text:style-name="T2">K</text:span>-форматирование виртуального<text:span text:style-name="T1"> </text:span>диска на 640 килобайт;</text:p>
      <text:p text:style-name="P13"><text:span text:style-name="T2">I</text:span>-форматирование виртуального<text:span text:style-name="T1"> </text:span>диска на 896 килобайт;</text:p>
      <text:p text:style-name="P17"><text:span text:style-name="T7">M</text:span>-<text:span text:style-name="T4">редактор </text:span>CMOS;</text:p>
      <text:p text:style-name="P17"><text:span text:style-name="T7">F</text:span>-<text:span text:style-name="T4">загрузки и обновление ПЗУ;</text:span></text:p>
      <text:p text:style-name="P16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9">T<text:span text:style-name="T8">-</text:span><text:span text:style-name="T5">загрузка набора символов для текстового видео режима.</text:span></text:p>
      <text:p text:style-name="P13"/>
      <text:p text:style-name="P13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3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3">менять быстродействие нажатием на любое место текстовой строки <text:span text:style-name="T2">«Turbo Mode: </text:span><text:span text:style-name="T7">7.0</text:span><text:span text:style-name="T2">»</text:span> (принимает значение 3,5/7,0/14,0);</text:p>
      <text:p text:style-name="P13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3">запускать файлы найденные на дискетах <text:span text:style-name="T1">TR-DOS </text:span>или на <text:span text:style-name="T1">FAT </text:span>устройствах.</text:p>
      <text:p text:style-name="P13"/>
      <text:p text:style-name="P15">4. Обновление <text:span text:style-name="T1">FLASH ROM</text:span></text:p>
      <text:p text:style-name="P18"/>
      <text:p text:style-name="P13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3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6"><text:soft-page-break/></text:p>
      <text:p text:style-name="P15">5. Изменение шрифта для текстового видео режима</text:p>
      <text:p text:style-name="P15"/>
      <text:p text:style-name="P13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устройства с которого будет производиться загрузки и выбрать файл для загрузки. В файловом окне для загрузки будут отображаться только файлы с расширением <text:span text:style-name="T1">FNT </text:span>и размером 2048 байт.</text:p>
      <text:p text:style-name="P13">Начиная с версии 0.4 сделана возможность обновлять или не обновлять шрифт из ПЗУ каждый раз при нажатии сброса, опция <text:span text:style-name="T7">"E.Reload FONT"</text:span> <text:span text:style-name="T2">on</text:span><text:span text:style-name="T1"> </text:span>или <text:span text:style-name="T7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7">"J.Type FONT"</text:span> <text:span text:style-name="T2">ATM</text:span><text:span text:style-name="T1"> </text:span>или <text:span text:style-name="T2">CP866</text:span><text:span text:style-name="T1">. </text:span>При переключении типа производится принудительная перезагрузка шрифта.</text:p>
      <text:p text:style-name="P15"/>
      <text:p text:style-name="P15">6. Выбор альтернативных прошивок</text:p>
      <text:p text:style-name="P18"/>
      <text:p text:style-name="P13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 </text:p>
      <text:p text:style-name="P13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5"/>
      <text:p text:style-name="P15">7. Загрузка <text:span text:style-name="T1">TRD,</text:span> <text:span text:style-name="T1">SCL </text:span>и <text:span text:style-name="T1">FDI </text:span>образов в память для виртуального дисковода</text:p>
      <text:p text:style-name="P14"/>
      <text:p text:style-name="P16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Предварительное форматирование рамдиска для загрузки образов не требуется.</text:span></text:p>
      <text:p text:style-name="P16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производится по расширению, для </text:span><text:span text:style-name="T3">SCL </text:span><text:span text:style-name="T8">образов делается проверка на наличие 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соотвествии образ не будет показан в файловом окне.</text:span></text:p>
      <text:p text:style-name="P16"><text:span text:style-name="T8">Формат </text:span><text:span text:style-name="T3">RAM </text:span><text:span text:style-name="T8">диска описан в конце документа.</text:span></text:p>
      <text:p text:style-name="P13"/>
      <text:p text:style-name="P15"><text:span text:style-name="T1">0</text:span>8. Загрузка с ленты</text:p>
      <text:p text:style-name="P15"/>
      <text:p text:style-name="P13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3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5"/>
      <text:p text:style-name="P15"><text:span text:style-name="T1">0</text:span>9. Запуск из <text:span text:style-name="T1">HOBETA </text:span>файлов</text:p>
      <text:p text:style-name="P15"/>
      <text:p text:style-name="P13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<text:soft-page-break/>формате<text:span text:style-name="T1"> </text:span>прошедшие проверку. Расширения файлов не показываются. </text:p>
      <text:p text:style-name="P13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3"/>
      <text:p text:style-name="P15">10. Редактор ячеек <text:span text:style-name="T1">CMOS</text:span></text:p>
      <text:p text:style-name="P13"/>
      <text:p text:style-name="P13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3">Следующие клавиши предназначены:</text:p>
      <text:p text:style-name="P17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7"><text:span text:style-name="T7">S</text:span><text:span text:style-name="T4">-принудительно сохранение отредактированного из памяти;</text:span></text:p>
      <text:p text:style-name="P17"><text:span text:style-name="T7">X</text:span><text:span text:style-name="T4">-выход из редактора.</text:span></text:p>
      <text:p text:style-name="P13"/>
      <text:p text:style-name="P15">11. Состояние памяти при запуске <text:span text:style-name="T1">HOBETA </text:span>файлов</text:p>
      <text:p text:style-name="P15"/>
      <text:p text:style-name="P13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3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3"/>
      <text:p text:style-name="P18"><text:span text:style-name="T4">12. Часы и </text:span>CMOS</text:p>
      <text:p text:style-name="P18"/>
      <text:p text:style-name="P13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3">Используемые ячейки <text:span text:style-name="T1">CMOS:</text:span></text:p>
      <text:p text:style-name="P17"/>
      <text:p text:style-name="P13"><text:span text:style-name="T1">- 0x0E<text:tab/></text:span>хранит следующие значения, биты:</text:p>
      <text:p text:style-name="P13"><text:tab/><text:tab/>7 - 1=<text:span text:style-name="T1">TURBO OFF </text:span>(3,5МГц)<text:span text:style-name="T1">, 0=TURBO ON </text:span>(7МГц);</text:p>
      <text:p text:style-name="P13"><text:tab/><text:tab/>2-0 <text:span text:style-name="T1">- </text:span>2=128Кб, 1=48Кб, 0=1Мб по стандарту Пентагона<text:span text:style-name="T1">;</text:span></text:p>
      <text:p text:style-name="P13"><text:span text:style-name="T1">- 0x0F<text:tab/></text:span>хранит текущий номер виртуального дисковода;</text:p>
      <text:p text:style-name="P13"><text:span text:style-name="T1">- 0x10<text:tab/></text:span>хранит текущий номер дисковода (содержит значения 0...3);</text:p>
      <text:p text:style-name="P13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0x0A...0x11, <text:span text:style-name="T1">0xEF</text:span>.</text:p>
      <text:p text:style-name="P13">- 0<text:span text:style-name="T1">xEF<text:tab/></text:span>хранит следующие значения, биты:</text:p>
      <text:p text:style-name="P13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3"><text:tab/><text:tab/>6 <text:span text:style-name="T1">-</text:span> <text:span text:style-name="T1">1=</text:span>эмуляция загрузки с кассеты, 0=загрузка с магнитофонного входа</text:p>
      <text:p text:style-name="P13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17"><text:tab/><text:tab/>4 <text:span text:style-name="T4">-</text:span> 1=<text:span text:style-name="T4">загрузка шрифта из ПЗУ по сбросу, 0=не загружать</text:span></text:p>
      <text:p text:style-name="P17"><text:span text:style-name="T4"><text:tab/><text:tab/>3 - 1=загружать из ПЗУ шрифт </text:span>CP866, 0=<text:span text:style-name="T4">загружать из ПЗУ шрифт АТМ</text:span></text:p>
      <text:p text:style-name="P13"><text:tab/><text:tab/>2 -</text:p>
      <text:p text:style-name="P13"><text:tab/><text:tab/>1 <text:span text:style-name="T1">- | </text:span>номер сброса: 0 <text:span text:style-name="T1">- Evo Service, 1-GLUK Service</text:span></text:p>
      <text:p text:style-name="P13"><text:tab/><text:tab/>0 <text:span text:style-name="T1">- | 2 - ProfROM, 3 – </text:span>свободно, игнорируется</text:p>
      <text:p text:style-name="P13"/>
      <text:p text:style-name="P15">13. Формат <text:span text:style-name="T1">RAM </text:span>диска</text:p>
      <text:p text:style-name="P15"/>
      <text:p text:style-name="P13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о 2-ой страницы от конца памяти <text:soft-page-break/>(номер страницы начала <text:span text:style-name="T1">RAM </text:span>диска может быть изменен в любой из последующих версий) и растет вниз. </text:p>
      <text:p text:style-name="P13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3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3"/>
      <text:p text:style-name="P13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>Смещение в байтах от начала страницы</text:p>
          </table:table-cell>
          <table:table-cell table:style-name="Таблица1.B1" office:value-type="string">
            <text:p text:style-name="P29">Описание</text:p>
          </table:table-cell>
        </table:table-row>
        <table:table-row>
          <table:table-cell table:style-name="Таблица1.A2" office:value-type="string">
            <text:p text:style-name="P32">+<text:span text:style-name="T1">#</text:span>000</text:p>
          </table:table-cell>
          <table:table-cell table:style-name="Таблица1.B2" office:value-type="string">
            <text:p text:style-name="P31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0">+<text:span text:style-name="T1">#100</text:span></text:p>
          </table:table-cell>
          <table:table-cell table:style-name="Таблица1.B2" office:value-type="string">
            <text:p text:style-name="P31"><text:span text:style-name="T4">смещение в страницах (по 16Кб) от начала </text:span><text:span text:style-name="T1">RAM </text:span><text:span text:style-name="T4">диска +1. То есть если </text:span><text:span text:style-name="T1">RAM </text:span><text:span text:style-name="T4">диска начинается со 2-ой страницы, то счет идет со страницы 3</text:span></text:p>
          </table:table-cell>
        </table:table-row>
        <table:table-row>
          <table:table-cell table:style-name="Таблица1.A2" office:value-type="string">
            <text:p text:style-name="P26">+#2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300</text:p>
          </table:table-cell>
          <table:table-cell table:style-name="Таблица1.B2" office:value-type="string">
            <text:p text:style-name="P31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26">+#4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500</text:p>
          </table:table-cell>
          <table:table-cell table:style-name="Таблица1.B2" office:value-type="string">
            <text:p text:style-name="P31">размер сектора *2</text:p>
          </table:table-cell>
        </table:table-row>
        <table:table-row>
          <table:table-cell table:style-name="Таблица1.A2" office:value-type="string">
            <text:p text:style-name="P26"/>
          </table:table-cell>
          <table:table-cell table:style-name="Таблица1.B2" office:value-type="string">
            <text:p text:style-name="P31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25">+#001</text:p>
          </table:table-cell>
          <table:table-cell table:style-name="Таблица1.B2" office:value-type="string">
            <text:p text:style-name="P27">Начало описателей следующей дорожки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10-09T15:20:46.32</dc:date>
    <meta:editing-duration>P9DT20H23M25S</meta:editing-duration>
    <meta:editing-cycles>141</meta:editing-cycles>
    <meta:generator>LibreOffice/3.3$Win32 LibreOffice_project/330m19$Build-202</meta:generator>
    <meta:document-statistic meta:table-count="1" meta:image-count="0" meta:object-count="0" meta:page-count="5" meta:paragraph-count="136" meta:word-count="1862" meta:character-count="13293"/>
  </office:meta>
</office:document-meta>
</file>